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7cm" fo:margin-left="0.037cm" table:align="left"/>
    </style:style>
    <style:style style:name="Tableau5.A" style:family="table-column">
      <style:table-column-properties style:column-width="2.671cm"/>
    </style:style>
    <style:style style:name="Tableau5.B" style:family="table-column">
      <style:table-column-properties style:column-width="2.672cm"/>
    </style:style>
    <style:style style:name="Tableau5.C" style:family="table-column">
      <style:table-column-properties style:column-width="2.434cm"/>
    </style:style>
    <style:style style:name="Tableau5.D" style:family="table-column">
      <style:table-column-properties style:column-width="2.863cm"/>
    </style:style>
    <style:style style:name="Tableau5.E" style:family="table-column">
      <style:table-column-properties style:column-width="2.852cm"/>
    </style:style>
    <style:style style:name="Tableau5.F" style:family="table-column">
      <style:table-column-properties style:column-width="2.147cm"/>
    </style:style>
    <style:style style:name="Tableau5.G" style:family="table-column">
      <style:table-column-properties style:column-width="1.268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1" style:family="table-row">
      <style:table-row-properties style:min-row-height="2.381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 style:master-page-name="MP0">
      <style:paragraph-properties style:page-number="auto" fo:break-before="pag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1" text:anchor-type="paragraph" svg:x="11.038cm" svg:y="0.116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9" text:outline-level="1"/>
      <text:h text:style-name="P9" text:outline-level="1">Fiche d'itération Réelle n°1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Jérémy VAZ BORGES</text:p>
          </table:table-cell>
          <table:table-cell table:style-name="Tableau1.A2" office:value-type="string">
            <text:p text:style-name="Standard">Quentin CHEYNET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04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>[PROJET3][GrpC]fiche_itération_PREVISIONNELLE_n°1_23-10-13_v1.1</text:p>
          </table:table-cell>
          <table:table-cell table:style-name="Tableau3.B2" office:value-type="string">
            <text:p text:style-name="Table_20_Contents">[PROJET3][GrpC]fiche_itération_PREVISIONNELLE_n°1_23-10-13_v1.1.pdf</text:p>
          </table:table-cell>
        </table:table-row>
      </table:table>
      <text:p text:style-name="Text_20_body"/>
      <text:p text:style-name="P2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Standard">Jérémy VAZ BORGES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23/10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0" text:outline-level="1">Fiche d'itération Réelle n°1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réell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1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23/10/2013 21h00</text:p>
          </table:table-cell>
          <table:table-cell table:style-name="Tableau5.A2" office:value-type="string">
            <text:p text:style-name="P6">Jérémy VAZ BORGES</text:p>
            <text:p text:style-name="P6">Jean-Philippe HUGUET</text:p>
            <text:p text:style-name="P6">Guillaume BROC</text:p>
          </table:table-cell>
          <table:table-cell table:style-name="Tableau5.A2" office:value-type="string">
            <text:p text:style-name="P6">24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1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23/10/2013 21h00</text:p>
          </table:table-cell>
          <table:table-cell table:style-name="Tableau5.A2" office:value-type="string"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24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1</text:p>
          </table:table-cell>
          <table:table-cell table:style-name="Tableau5.A2" office:value-type="string">
            <text:p text:style-name="P6">Jérémy VAZ BORGES</text:p>
            <text:p text:style-name="P6">Quentin CHEYNET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23/10/2013 21h00</text:p>
          </table:table-cell>
          <table:table-cell table:style-name="Tableau5.A2" office:value-type="string">
            <text:p text:style-name="P6">Guillaume BROC</text:p>
            <text:p text:style-name="P6">Clément CARLES</text:p>
            <text:p text:style-name="P6">Sébastien TROUSSE</text:p>
          </table:table-cell>
          <table:table-cell table:style-name="Tableau5.A2" office:value-type="string">
            <text:p text:style-name="P6">24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Introduction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04/11/2013</text:p>
            <text:p text:style-name="P6">20h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0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PAQ</text:p>
          </table:table-cell>
          <table:table-cell table:style-name="Tableau5.A2" office:value-type="string">
            <text:p text:style-name="P6">Quentin CHEYNET</text:p>
            <text:p text:style-name="P6">Jérémy VAZ BORGES</text:p>
          </table:table-cell>
          <table:table-cell table:style-name="Tableau5.A2" office:value-type="string">
            <text:p text:style-name="P6">24/10/2013</text:p>
          </table:table-cell>
          <table:table-cell table:style-name="Tableau5.A2" office:value-type="string">
            <text:p text:style-name="P6">04/11/2013</text:p>
            <text:p text:style-name="P6">8h</text:p>
          </table:table-cell>
          <table:table-cell table:style-name="Tableau5.A2" office:value-type="string"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Formation GIT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23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Spécifications</text:p>
          </table:table-cell>
          <table:table-cell table:style-name="Tableau5.A2" office:value-type="string"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24/10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nalyse des risques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24/10/2013</text:p>
          </table:table-cell>
          <table:table-cell table:style-name="Tableau5.A2" office:value-type="string">
            <text:p text:style-name="P6">04/11/2013</text:p>
            <text:p text:style-name="P6">20h</text:p>
          </table:table-cell>
          <table:table-cell table:style-name="Tableau5.A2" office:value-type="string">
            <text:p text:style-name="P6">Guillaume BROC</text:p>
            <text:p text:style-name="P6">Jérémy VAZ BORGES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Planification :</text:p>
            <text:p text:style-name="P6">Lotissement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25/10/2013</text:p>
          </table:table-cell>
          <table:table-cell table:style-name="Tableau5.A2" office:value-type="string">
            <text:p text:style-name="P5">04/11/2013</text:p>
            <text:p text:style-name="P5">8h</text:p>
          </table:table-cell>
          <table:table-cell table:style-name="Tableau5.A2" office:value-type="string">
            <text:p text:style-name="P6">Jérémy VAZ BORGES</text:p>
            <text:p text:style-name="P6">Quentin CHEYNET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1">
          <table:table-cell table:style-name="Tableau5.A2" office:value-type="string">
            <text:p text:style-name="P6">Planification :</text:p>
            <text:p text:style-name="P6">Fiche itération</text:p>
            <text:p text:style-name="P6">réelle 1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04/11/2013</text:p>
          </table:table-cell>
          <table:table-cell table:style-name="Tableau5.A2" office:value-type="string">
            <text:p text:style-name="P5">05/11/2013</text:p>
            <text:p text:style-name="P5">8h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nalyse Technique : <text:soft-page-break/>méthodes et outils utilisés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5">25/10/2013</text:p>
          </table:table-cell>
          <table:table-cell table:style-name="Tableau5.A2" office:value-type="string">
            <text:p text:style-name="P5">04/11/2013</text:p>
            <text:p text:style-name="P5">20h</text:p>
          </table:table-cell>
          <table:table-cell table:style-name="Tableau5.A2" office:value-type="string">
            <text:p text:style-name="P6">Quentin CHEYNET</text:p>
            <text:p text:style-name="P6"><text:soft-page-break/>Jean-Philippe HUGUET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nalyse Technique :</text:p>
            <text:p text:style-name="P6">identification des verrous techniques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25/10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extern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04/11/2013</text:p>
            <text:p text:style-name="P5"/>
          </table:table-cell>
          <table:table-cell table:style-name="Tableau5.A2" office:value-type="string">
            <text:p text:style-name="P5">04/11/2013</text:p>
            <text:p text:style-name="P5">20h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04/11/2013</text:p>
            <text:p text:style-name="P5"/>
          </table:table-cell>
          <table:table-cell table:style-name="Tableau5.A2" office:value-type="string">
            <text:p text:style-name="P5">04/11/2013</text:p>
            <text:p text:style-name="P5">20h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1</text:p>
          </table:table-cell>
          <table:table-cell table:style-name="Tableau5.A2" office:value-type="string">
            <text:p text:style-name="P6">Quentin CHEYNET</text:p>
            <text:p text:style-name="P6"/>
          </table:table-cell>
          <table:table-cell table:style-name="Tableau5.A2" office:value-type="string">
            <text:p text:style-name="P5">23/10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05T01:11:36</dc:date>
    <meta:print-date>2013-11-04T20:40:00Z</meta:print-date>
    <meta:editing-cycles>16</meta:editing-cycles>
    <meta:editing-duration>PT49M42S</meta:editing-duration>
    <dc:creator>Quentin </dc:creator>
    <meta:document-statistic meta:table-count="5" meta:image-count="1" meta:object-count="0" meta:page-count="3" meta:paragraph-count="153" meta:word-count="302" meta:character-count="2229" meta:non-whitespace-character-count="2078"/>
    <meta:template xlink:type="simple" xlink:actuate="onRequest" xlink:title="" xlink:href="../%5BPROJET3%5D%5BGrpC%5Dfiche_itération_PREVISIONNELLE_n°1_23-10-13_v1.1.odt/Normal.dotm"/>
  </office:meta>
</office:document-meta>
</file>